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soft-page-break/><text:placeholder text:placeholder-type="text">&lt;z(line.freight)&gt;</text:placeholder>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20:43:47</dc:date>
    <meta:editing-duration>P2DT17H35M16S</meta:editing-duration>
    <meta:editing-cycles>53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2" meta:non-whitespace-character-count="4105"/>
  </office:meta>
</office:document-meta>
</file>